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8354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2.1673in"/>
    </style:style>
    <style:style style:name="co5" style:family="table-column">
      <style:table-column-properties fo:break-before="auto" style:column-width="2.2035in"/>
    </style:style>
    <style:style style:name="co6" style:family="table-column">
      <style:table-column-properties fo:break-before="auto" style:column-width="2.9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3333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06pt solid #000000"/>
      <style:text-properties fo:color="#66ffff"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ffff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66ffff" fo:font-weight="bold" style:font-weight-asian="bold" style:font-weight-complex="bold"/>
    </style:style>
    <style:style style:name="ce9" style:family="table-cell" style:parent-style-name="Defaul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Default"/>
          <table:table-cell table:number-columns-repeated="2"/>
          <table:table-cell table:style-name="ce3" office:value-type="string" calcext:value-type="string">
            <text:p>Textual Compare</text:p>
          </table:table-cell>
          <table:table-cell table:style-name="ce3" office:value-type="string" calcext:value-type="string">
            <text:p>Graphical Compar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st id</text:p>
          </table:table-cell>
          <table:table-cell table:style-name="ce4" office:value-type="string" calcext:value-type="string">
            <text:p>Test name of functions</text:p>
          </table:table-cell>
          <table:table-cell table:style-name="ce4" office:value-type="string" calcext:value-type="string">
            <text:p>Business-logic difference % </text:p>
          </table:table-cell>
          <table:table-cell table:style-name="ce4" office:value-type="string" calcext:value-type="string">
            <text:p>Layout difference % found</text:p>
          </table:table-cell>
          <table:table-cell table:style-name="ce1" office:value-type="string" calcext:value-type="string">
            <text:p>TD&amp;BU difference % found</text:p>
          </table:table-cell>
          <table:table-cell table:style-name="ce1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Sequential blocks</text:p>
          </table:table-cell>
          <table:covered-table-cell table:number-columns-repeated="3" table:style-name="ce5"/>
          <table:covered-table-cell table:style-name="ce7"/>
          <table:table-cell table:style-name="ce8"/>
          <table:table-cell table:style-name="ce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est1() and test2(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st1() and test3()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style-name="ce6" office:value-type="string" calcext:value-type="string">
            <text:p>test1() and test4()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style-name="ce6" office:value-type="string" calcext:value-type="string">
            <text:p>test1() and test2()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style-name="ce6" office:value-type="string" calcext:value-type="string">
            <text:p>test1() and test5()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style-name="ce6" office:value-type="string" calcext:value-type="string">
            <text:p>test6() and test7(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IF conditions</text:p>
          </table:table-cell>
          <table:covered-table-cell table:style-name="ce6"/>
          <table:covered-table-cell table:number-columns-repeated="3" table:style-name="ce3"/>
          <table:table-cell table:number-columns-repeated="1019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table:formula="of:=[.A11]+1"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table:formula="of:=[.A12]+1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table:formula="of:=[.A13]+1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formula="of:=[.A14]+1"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table:formula="of:=[.A15]+1"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formula="of:=[.A16]+1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formula="of:=[.A17]+1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table:formula="of:=[.A18]+1"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table:formula="of:=[.A19]+1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formula="of:=[.A20]+1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formula="of:=[.A21]+1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formula="of:=[.A22]+1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formula="of:=[.A23]+1"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table:formula="of:=[.A24]+1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formula="of:=[.A25]+1"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table:formula="of:=[.A26]+1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formula="of:=[.A27]+1"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table:formula="of:=[.A28]+1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formula="of:=[.A29]+1"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formula="of:=[.A30]+1" office:value-type="float" office:value="27" calcext:value-type="float">
            <text:p>27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 style:data-style-name="N2" text:time-value="13:40:19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57S</meta:editing-duration>
    <meta:editing-cycles>9</meta:editing-cycles>
    <meta:generator>LibreOffice/4.3.0.4$Windows_x86 LibreOffice_project/62ad5818884a2fc2e5780dd45466868d41009ec0</meta:generator>
    <dc:date>2014-08-15T15:17:51.748000000</dc:date>
    <meta:document-statistic meta:table-count="3" meta:cell-count="61" meta:object-count="0"/>
    <meta:user-defined meta:name="Info 1"/>
    <meta:user-defined meta:name="Info 2"/>
    <meta:user-defined meta:name="Info 3"/>
    <meta:user-defined meta:name="Info 4"/>
  </office:meta>
</office:document-meta>
</file>